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100000055C069E5E26BE4D3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0243in" fo:margin-left="-0.0979in" fo:margin-top="0in" fo:margin-bottom="0in" table:align="left" style:writing-mode="lr-tb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0.784in"/>
    </style:style>
    <style:style style:name="Table1.C" style:family="table-column">
      <style:table-column-properties style:column-width="1.6813in"/>
    </style:style>
    <style:style style:name="Table1.D" style:family="table-column">
      <style:table-column-properties style:column-width="3.0479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dbe5f1" fo:padding-left="0.0125in" fo:padding-right="0.075in" fo:padding-top="0in" fo:padding-bottom="0in" fo:border="0.5pt solid #999999" style:writing-mode="lr-tb">
        <style:background-image/>
      </style:table-cell-properties>
    </style:style>
    <style:style style:name="Table1.2" style:family="table-row">
      <style:table-row-properties style:min-row-height="0.1944in" fo:keep-together="auto"/>
    </style:style>
    <style:style style:name="Table1.3" style:family="table-row">
      <style:table-row-properties style:min-row-height="0.2361in" fo:keep-together="auto"/>
    </style:style>
    <style:style style:name="Table1.A3" style:family="table-cell">
      <style:table-cell-properties style:vertical-align="middle" fo:background-color="#ffffff" fo:padding-left="0.0125in" fo:padding-right="0.075in" fo:padding-top="0in" fo:padding-bottom="0in" fo:border="0.5pt solid #999999" style:writing-mode="lr-tb">
        <style:background-image/>
      </style:table-cell-properties>
    </style:style>
    <style:style style:name="Table2" style:family="table">
      <style:table-properties style:width="6.0243in" fo:margin-left="-0.0979in" fo:margin-top="0in" fo:margin-bottom="0in" table:align="left" style:writing-mode="lr-tb"/>
    </style:style>
    <style:style style:name="Table2.A" style:family="table-column">
      <style:table-column-properties style:column-width="1.691in"/>
    </style:style>
    <style:style style:name="Table2.B" style:family="table-column">
      <style:table-column-properties style:column-width="3.2479in"/>
    </style:style>
    <style:style style:name="Table2.C" style:family="table-column">
      <style:table-column-properties style:column-width="1.0854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dbe5f1" fo:padding-left="0.0125in" fo:padding-right="0.075in" fo:padding-top="0in" fo:padding-bottom="0in" fo:border="0.5pt solid #999999" style:writing-mode="lr-tb">
        <style:background-image/>
      </style:table-cell-properties>
    </style:style>
    <style:style style:name="Table2.2" style:family="table-row">
      <style:table-row-properties style:min-row-height="0.1944in" fo:keep-together="auto"/>
    </style:style>
    <style:style style:name="Table2.3" style:family="table-row">
      <style:table-row-properties style:min-row-height="0.2361in" fo:keep-together="auto"/>
    </style:style>
    <style:style style:name="Table2.A3" style:family="table-cell">
      <style:table-cell-properties style:vertical-align="middle" fo:background-color="#ffffff" fo:padding-left="0.0125in" fo:padding-right="0.075in" fo:padding-top="0in" fo:padding-bottom="0in" fo:border="0.5pt solid #999999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in" fo:margin-right="0in" fo:margin-top="0in" fo:margin-bottom="0.4917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8" style:family="paragraph" style:parent-style-name="Standard">
      <style:paragraph-properties fo:margin-top="0in" fo:margin-bottom="0in" loext:contextual-spacing="false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0" style:family="paragraph" style:parent-style-name="Standard">
      <style:paragraph-properties fo:margin-left="0.3in" fo:margin-right="0in" fo:margin-top="0.1665in" fo:margin-bottom="0in" loext:contextual-spacing="false" fo:line-height="106%" fo:text-align="start" style:justify-single-word="false" fo:keep-together="always" fo:orphans="2" fo:widows="2" fo:text-indent="-0.3in" style:auto-text-indent="false" fo:keep-with-next="always"/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5.9047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5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29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.5in" style:auto-text-indent="false"/>
    </style:style>
    <style:style style:name="P30" style:family="paragraph" style:parent-style-name="Standard">
      <style:paragraph-properties fo:margin-left="0.5in" fo:margin-right="0in" fo:margin-top="0in" fo:margin-bottom="0in" loext:contextual-spacing="false" fo:text-indent="0.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3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.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4" style:family="paragraph" style:parent-style-name="Standard" style:list-style-name="WWNum1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keep-with-next="auto"/>
    </style:style>
    <style:style style:name="P35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justify" style:justify-single-word="false" fo:keep-together="auto" fo:orphans="2" fo:widows="2" fo:text-indent="-0.2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36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38" style:family="paragraph" style:parent-style-name="Standard" style:list-style-name="WWNum3">
      <style:paragraph-properties fo:margin-left="1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39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40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41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</style:style>
    <style:style style:name="P42" style:family="paragraph" style:parent-style-name="Standard" style:list-style-name="WWNum7">
      <style:paragraph-properties fo:margin-left="1.2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43" style:family="paragraph" style:parent-style-name="Standard" style:list-style-name="WWNum7">
      <style:paragraph-properties fo:margin-left="1.55in" fo:margin-right="0in" fo:margin-top="0in" fo:margin-bottom="0in" loext:contextual-spacing="false" fo:line-height="100%" fo:text-align="start" style:justify-single-word="false" fo:keep-together="auto" fo:orphans="2" fo:widows="2" fo:text-indent="-0.2992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44" style:family="paragraph" style:parent-style-name="Standard" style:list-style-name="WWNum7">
      <style:paragraph-properties fo:margin-left="1.85in" fo:margin-right="0in" fo:margin-top="0in" fo:margin-bottom="0in" loext:contextual-spacing="false" fo:line-height="100%" fo:text-align="start" style:justify-single-word="false" fo:keep-together="auto" fo:orphans="2" fo:widows="2" fo:text-indent="-0.3492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45" style:family="paragraph" style:parent-style-name="Standard" style:list-style-name="WWNum7">
      <style:paragraph-properties fo:margin-left="1.05in" fo:margin-right="0in" fo:margin-top="0in" fo:margin-bottom="0in" loext:contextual-spacing="true" fo:text-indent="-0.2992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46" style:family="paragraph" style:parent-style-name="Standard" style:list-style-name="WWNum4">
      <style:paragraph-properties fo:margin-left="1.5in" fo:margin-right="0in" fo:margin-top="0in" fo:margin-bottom="0in" loext:contextual-spacing="true" fo:line-height="100%" fo:text-align="justify" style:justify-single-word="false" fo:keep-together="auto" fo:orphans="2" fo:widows="2" fo:text-indent="-0.25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47" style:family="paragraph" style:parent-style-name="Standard" style:list-style-name="WWNum4">
      <style:paragraph-properties fo:margin-left="1.5in" fo:margin-right="0in" fo:margin-top="0in" fo:margin-bottom="0in" loext:contextual-spacing="true" fo:text-indent="-0.2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48" style:family="paragraph" style:parent-style-name="Standard" style:list-style-name="WWNum3">
      <style:paragraph-properties fo:margin-left="1.5in" fo:margin-right="0in" fo:margin-top="0in" fo:margin-bottom="0in" loext:contextual-spacing="true" fo:text-indent="-0.2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49" style:family="paragraph" style:parent-style-name="Standard" style:list-style-name="WWNum3">
      <style:paragraph-properties fo:margin-left="1.5in" fo:margin-right="0in" fo:margin-top="0in" fo:margin-bottom="0in" loext:contextual-spacing="true" fo:text-align="justify" style:justify-single-word="false" fo:text-indent="-0.25in" style:auto-text-indent="false">
        <style:tab-stops>
          <style:tab-stop style:position="3in" style:type="center"/>
          <style:tab-stop style:position="6in" style:type="right"/>
        </style:tab-stops>
      </style:paragraph-properties>
    </style:style>
    <style:style style:name="P50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51" style:family="paragraph" style:parent-style-name="Standard">
      <style:paragraph-properties fo:margin-top="0in" fo:margin-bottom="0.1665in" loext:contextual-spacing="false" fo:line-height="100%" fo:text-align="start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2" style:family="paragraph" style:parent-style-name="Heading_20_1">
      <style:paragraph-properties fo:margin-top="0.0835in" fo:margin-bottom="0in" loext:contextual-spacing="false"/>
    </style:style>
    <style:style style:name="P53" style:family="paragraph" style:parent-style-name="Heading_20_1" style:list-style-name="WWNum6">
      <style:paragraph-properties fo:margin-left="0.3in" fo:margin-right="0in" fo:text-indent="-0.3in" style:auto-text-indent="false"/>
    </style:style>
    <style:style style:name="P54" style:family="paragraph" style:parent-style-name="Heading_20_1" style:list-style-name="WWNum6">
      <style:paragraph-properties fo:margin-top="0.0835in" fo:margin-bottom="0in" loext:contextual-spacing="true"/>
    </style:style>
    <style:style style:name="P55" style:family="paragraph" style:parent-style-name="Heading_20_2" style:list-style-name="WWNum6">
      <style:paragraph-properties fo:margin-left="0.9in" fo:margin-right="0in" fo:text-indent="-0.4in" style:auto-text-indent="false"/>
    </style:style>
    <style:style style:name="P56" style:family="paragraph" style:parent-style-name="Heading_20_2" style:list-style-name="WWNum6">
      <style:paragraph-properties fo:margin-left="0.9in" fo:margin-right="0in" fo:margin-top="0.028in" fo:margin-bottom="0in" loext:contextual-spacing="true" fo:text-indent="-0.4in" style:auto-text-indent="false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Calibri" fo:font-style="normal" style:text-underline-style="none" fo:font-weight="normal" style:font-name-asian="Calibri1" style:font-style-asian="normal" style:font-weight-asian="normal" style:font-name-complex="Calibri1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Calibri" fo:font-style="normal" fo:font-weight="normal" style:font-name-asian="Calibri1" style:font-style-asian="normal" style:font-weight-asian="normal" style:font-name-complex="Calibri1"/>
    </style:style>
    <style:style style:name="T6" style:family="text">
      <style:text-properties fo:font-variant="normal" fo:text-transform="none" fo:color="#00000a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" fo:font-size="16pt" fo:font-style="italic" style:text-underline-style="none" fo:font-weight="bold" style:font-name-asian="Cambria1" style:font-size-asian="16pt" style:font-style-asian="italic" style:font-weight-asian="bold" style:font-name-complex="Cambria1" style:font-size-complex="16pt"/>
    </style:style>
    <style:style style:name="T9" style:family="text">
      <style:text-properties fo:font-variant="normal" fo:text-transform="none" fo:color="#244061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color="#00000a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1" style:family="text">
      <style:text-properties fo:color="#00000a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12" style:family="text">
      <style:text-properties fo:color="#000000"/>
    </style:style>
    <style:style style:name="T13" style:family="text">
      <style:text-properties fo:color="#000000" style:font-name="Cambria" fo:font-size="13pt" fo:font-weight="bold" style:font-name-asian="Cambria1" style:font-size-asian="13pt" style:font-weight-asian="bold" style:font-name-complex="Cambria1" style:font-size-complex="13pt"/>
    </style:style>
    <style:style style:name="T14" style:family="text">
      <style:text-properties fo:color="#000000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5" style:family="text">
      <style:text-properties style:text-underline-style="none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table:number-columns-spanned="4" office:value-type="string">
            <text:p text:style-name="P3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<text:span text:style-name="T1">Versão</text:span></text:p>
          </table:table-cell>
          <table:table-cell table:style-name="Table1.A1" office:value-type="string">
            <text:p text:style-name="P3"><text:span text:style-name="T1">Data</text:span></text:p>
          </table:table-cell>
          <table:table-cell table:style-name="Table1.A1" office:value-type="string">
            <text:p text:style-name="P3"><text:span text:style-name="T1">Autor</text:span></text:p>
          </table:table-cell>
          <table:table-cell table:style-name="Table1.A1" office:value-type="string">
            <text:p text:style-name="P3"><text:span text:style-name="T1">Notas da Revisão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2">0</text:span>4</text:p>
          </table:table-cell>
          <table:table-cell table:style-name="Table1.A3" office:value-type="string">
            <text:p text:style-name="P3">27<text:span text:style-name="T2">/0</text:span>4<text:span text:style-name="T2">/2017</text:span></text:p>
          </table:table-cell>
          <table:table-cell table:style-name="Table1.A3" office:value-type="string">
            <text:p text:style-name="P3">Rhenan Konrad</text:p>
          </table:table-cell>
          <table:table-cell table:style-name="Table1.A3" office:value-type="string">
            <text:p text:style-name="P19">Como<text:line-break/>Quando<text:line-break/>Como<text:line-break/>Aprovação</text:p>
            <text:p text:style-name="P19">Refinamento da diagramação</text:p>
          </table:table-cell>
        </table:table-row>
      </table:table>
      <text:p text:style-name="P5"><text:soft-page-break/><text:span text:style-name="T3">[Termo de abertura baseado na técnica </text:span><text:a xlink:type="simple" xlink:href="http://escritoriodeprojetos.com.br/5w2h" text:style-name="Internet_20_link" text:visited-style-name="Visited_20_Internet_20_Link"><text:span text:style-name="T7">5W2H</text:span></text:a><text:span text:style-name="T3">.]</text:span></text:p>
      <text:p text:style-name="P20"><text:span text:style-name="T8"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30j0zll" text:style-name="Index_20_Link" text:visited-style-name="Index_20_Link"><text:span text:style-name="T10">Objetivos Deste Documento</text:span></text:a><text:span text:style-name="T10"><text:tab/>2</text:span></text:p>
          <text:p text:style-name="P9"><text:a xlink:type="simple" xlink:href="#_1fob9te" text:style-name="Index_20_Link" text:visited-style-name="Index_20_Link"><text:span text:style-name="T10">Why? Por que?</text:span></text:a><text:span text:style-name="T10"><text:tab/>2</text:span></text:p>
          <text:p text:style-name="P21"><text:a xlink:type="simple" xlink:href="#_3znysh7" text:style-name="Index_20_Link" text:visited-style-name="Index_20_Link"><text:span text:style-name="T11">Justificativa do projeto</text:span></text:a><text:span text:style-name="T11"><text:tab/>2</text:span></text:p>
          <text:p text:style-name="P21"><text:a xlink:type="simple" xlink:href="#_2et92p0" text:style-name="Index_20_Link" text:visited-style-name="Index_20_Link"><text:span text:style-name="T11">Objetivos SMART</text:span></text:a><text:span text:style-name="T11"><text:tab/>2</text:span></text:p>
          <text:p text:style-name="P21"><text:a xlink:type="simple" xlink:href="#_tyjcwt" text:style-name="Index_20_Link" text:visited-style-name="Index_20_Link"><text:span text:style-name="T11">Benefícios</text:span></text:a><text:span text:style-name="T11"><text:tab/>2</text:span></text:p>
          <text:p text:style-name="P9"><text:a xlink:type="simple" xlink:href="#_3dy6vkm" text:style-name="Index_20_Link" text:visited-style-name="Index_20_Link"><text:span text:style-name="T10">What? O que?</text:span></text:a><text:span text:style-name="T10"><text:tab/>2</text:span></text:p>
          <text:p text:style-name="P21"><text:a xlink:type="simple" xlink:href="#_1t3h5sf" text:style-name="Index_20_Link" text:visited-style-name="Index_20_Link"><text:span text:style-name="T11">Produtos, Serviços ou Resultados esperados</text:span></text:a><text:span text:style-name="T11"><text:tab/>3</text:span></text:p>
          <text:p text:style-name="P21"><text:a xlink:type="simple" xlink:href="#_4d34og8" text:style-name="Index_20_Link" text:visited-style-name="Index_20_Link"><text:span text:style-name="T11">Requisitos</text:span></text:a><text:span text:style-name="T11"><text:tab/>3</text:span></text:p>
          <text:p text:style-name="P9"><text:a xlink:type="simple" xlink:href="#_2s8eyo1" text:style-name="Index_20_Link" text:visited-style-name="Index_20_Link"><text:span text:style-name="T10">Who? Quem? Partes interessadas do projeto</text:span></text:a><text:span text:style-name="T10"><text:tab/>3</text:span></text:p>
          <text:p text:style-name="P21"><text:a xlink:type="simple" xlink:href="#_b2ketunzl556" text:style-name="Index_20_Link" text:visited-style-name="Index_20_Link"><text:span text:style-name="T11">Partes Interessadas Externas</text:span></text:a><text:span text:style-name="T11"><text:tab/>3</text:span></text:p>
          <text:p text:style-name="P21"><text:a xlink:type="simple" xlink:href="#_pxybgvoh1mbk" text:style-name="Index_20_Link" text:visited-style-name="Index_20_Link"><text:span text:style-name="T11">Partes Interessadas que Implementam Risco</text:span></text:a><text:span text:style-name="T11"><text:tab/>4</text:span></text:p>
          <text:p text:style-name="P21"><text:a xlink:type="simple" xlink:href="#_6w11ulyotvpi" text:style-name="Index_20_Link" text:visited-style-name="Index_20_Link"><text:span text:style-name="T11">Partes Interessadas Internas <text:s/>(equipe)</text:span></text:a><text:span text:style-name="T11"><text:tab/>4</text:span></text:p>
          <text:p text:style-name="P9"><text:a xlink:type="simple" xlink:href="#_17dp8vu" text:style-name="Index_20_Link" text:visited-style-name="Index_20_Link"><text:span text:style-name="T10">Where? Onde?</text:span></text:a><text:span text:style-name="T10"><text:tab/>4</text:span></text:p>
          <text:p text:style-name="P9"><text:a xlink:type="simple" xlink:href="#_3rdcrjn" text:style-name="Index_20_Link" text:visited-style-name="Index_20_Link"><text:span text:style-name="T10">How? Como?</text:span></text:a><text:span text:style-name="T10"><text:tab/>4</text:span></text:p>
          <text:p text:style-name="P21"><text:a xlink:type="simple" xlink:href="#_26in1rg" text:style-name="Index_20_Link" text:visited-style-name="Index_20_Link"><text:span text:style-name="T11">Premissas</text:span></text:a><text:span text:style-name="T11"><text:tab/>4</text:span></text:p>
          <text:p text:style-name="P21"><text:a xlink:type="simple" xlink:href="#_p5bmvuyjhq7m" text:style-name="Index_20_Link" text:visited-style-name="Index_20_Link"><text:span text:style-name="T11">Estrutura Analítica do Projeto</text:span></text:a><text:span text:style-name="T11"><text:tab/>5</text:span></text:p>
          <text:p text:style-name="P21"><text:a xlink:type="simple" xlink:href="#_35nkun2" text:style-name="Index_20_Link" text:visited-style-name="Index_20_Link"><text:span text:style-name="T11">Restrições</text:span></text:a><text:span text:style-name="T11"><text:tab/>6</text:span></text:p>
          <text:p text:style-name="P21"><text:a xlink:type="simple" xlink:href="#_1ksv4uv" text:style-name="Index_20_Link" text:visited-style-name="Index_20_Link"><text:span text:style-name="T11">Riscos</text:span></text:a><text:span text:style-name="T11"><text:tab/>6</text:span></text:p>
          <text:p text:style-name="P9"><text:a xlink:type="simple" xlink:href="#_44sinio" text:style-name="Index_20_Link" text:visited-style-name="Index_20_Link"><text:span text:style-name="T10">When? Quando? Linha do Tempo</text:span></text:a><text:span text:style-name="T10"><text:tab/>6</text:span></text:p>
          <text:p text:style-name="P9"><text:soft-page-break/><text:a xlink:type="simple" xlink:href="#_2jxsxqh" text:style-name="Index_20_Link" text:visited-style-name="Index_20_Link"><text:span text:style-name="T10">How Much? Quanto? Custos</text:span></text:a><text:span text:style-name="T10"><text:tab/>7</text:span></text:p>
          <text:p text:style-name="P10"><text:a xlink:type="simple" xlink:href="#_2datrqb84pev" text:style-name="Index_20_Link" text:visited-style-name="Index_20_Link"><text:span text:style-name="T10">Aprovação</text:span></text:a><text:span text:style-name="T10"><text:tab/>8</text:span></text:p>
        </text:index-body>
      </text:table-of-content>
      <text:p text:style-name="P52"><text:bookmark text:name="_30j0zll"/><text:span text:style-name="T12">Objetivos Deste Documento</text:span></text:p>
      <text:p text:style-name="P22">Este documento tem por objetivo autorizar o início do projeto, definir sua importância e estruturar o processo de desenvolvimento. Além disso, atribuir principais responsáveis e documentar requisitos iniciais, principais entregas, premissas e restrições.</text:p>
      <text:p text:style-name="P18"/>
      <text:p text:style-name="P18"/>
      <text:list xml:id="list6602725042898195801" text:style-name="WWNum6">
        <text:list-item>
          <text:p text:style-name="P53"><text:bookmark text:name="_yslbcveppt5d"/><text:span text:style-name="T12">Why? Por que?</text:span></text:p>
        </text:list-item>
      </text:list>
      <text:p text:style-name="P18"/>
      <text:list xml:id="list83715130113156" text:continue-numbering="true" text:style-name="WWNum6">
        <text:list-item>
          <text:list>
            <text:list-item>
              <text:p text:style-name="P55"><text:bookmark text:name="_3znysh7"/><text:span text:style-name="T12">Justificativa do projeto</text:span></text:p>
            </text:list-item>
          </text:list>
        </text:list-item>
      </text:list>
      <text:p text:style-name="P24"/>
      <text:p text:style-name="P29">O desenvolvimento do sistema Sebo nasceu da necessidade de se facilitar o encontro entre leitores que estejam disposto a realizar a troca de exemplares literários já lidos, facilitando assim a interação, troca de ideias, discussão e leituras de novos livros pelos usuários, sem a necessidade da compra de novos exemplares e armazenamento de exemplares antigos não mais utilizados.</text:p>
      <text:p text:style-name="P24"/>
      <text:list xml:id="list83716195402040" text:continue-numbering="true" text:style-name="WWNum6">
        <text:list-item>
          <text:list>
            <text:list-item>
              <text:p text:style-name="P55"><text:bookmark text:name="_2et92p0"/><text:span text:style-name="T12">Objetivos SMART</text:span></text:p>
            </text:list-item>
          </text:list>
        </text:list-item>
      </text:list>
      <text:p text:style-name="P27"/>
      <text:p text:style-name="P31"><text:span text:style-name="T2">Os objetivos a serem alcançados </text:span>neste<text:span text:style-name="T2"> projeto, para que o mesmo cumpra as metas da empresa são:</text:span></text:p>
      <text:list xml:id="list6074675757105315335" text:style-name="WWNum5">
        <text:list-item>
          <text:p text:style-name="P33"><text:span text:style-name="T2">Objetivo SMART 01: </text:span>Eliciar 10 requisitos principais para atender as principais funcionalidades do software até dd/mm/aaaa.</text:p>
        </text:list-item>
        <text:list-item>
          <text:p text:style-name="P33"><text:span text:style-name="T2">Objetivo SMART 02: Deverão ser definidos até </text:span>3<text:span text:style-name="T2"> funcionalidades principais e seus requisitos a partir da validação para desenvolvimento das versões iniciais até </text:span>dd/mm/aaaa.</text:p>
        </text:list-item>
        <text:list-item>
          <text:p text:style-name="P33"><text:span text:style-name="T2">Objetivo SMART 03: </text:span>Validar os requisitos e funcionalidades com 5 potenciais clientes até dd/mm/aaaa.</text:p>
        </text:list-item>
        <text:list-item>
          <text:p text:style-name="P33"><text:span text:style-name="T2">Objetivo SMART 04: </text:span>Eliciar 5 novos requisitos futuros a partir da validação com clientes até dd/mm/aaaa</text:p>
        </text:list-item>
      </text:list>
      <text:p text:style-name="P24"/>
      <text:list xml:id="list83716706277639" text:continue-list="list83716195402040" text:style-name="WWNum6">
        <text:list-item>
          <text:list>
            <text:list-item>
              <text:p text:style-name="P55"><text:bookmark text:name="_tyjcwt"/><text:span text:style-name="T12">Benefícios</text:span></text:p>
            </text:list-item>
          </text:list>
        </text:list-item>
      </text:list>
      <text:p text:style-name="P27"><text:soft-page-break/></text:p>
      <text:p text:style-name="P32"><text:span text:style-name="T2">O sistema Sebo tem por objetivo tornar mais fácil </text:span>o relacionamento <text:span text:style-name="T2">entre leitores. Com a implantação do sistema, será </text:span>aprimorada a <text:span text:style-name="T2">prática </text:span>de<text:span text:style-name="T2"> troca de exemplares literários entre pessoas desconhecidas e isso fomentará o hábito de leitura entre os usuários do sistema.</text:span></text:p>
      <text:p text:style-name="P18"/>
      <text:p text:style-name="P18"/>
      <text:p text:style-name="P18"/>
      <text:list xml:id="list83714776841328" text:continue-numbering="true" text:style-name="WWNum6">
        <text:list-item>
          <text:p text:style-name="P53"><text:bookmark text:name="_mlbl9ms3bm8n"/><text:span text:style-name="T12">What? O que?</text:span></text:p>
        </text:list-item>
      </text:list>
      <text:p text:style-name="P18"/>
      <text:list xml:id="list83714845814216" text:continue-numbering="true" text:style-name="WWNum6">
        <text:list-item>
          <text:list>
            <text:list-item>
              <text:p text:style-name="P55"><text:bookmark text:name="_1t3h5sf"/><text:span text:style-name="T12">Produtos, Serviços ou Resultados esperados</text:span></text:p>
            </text:list-item>
          </text:list>
        </text:list-item>
      </text:list>
      <text:p text:style-name="P27"/>
      <text:list xml:id="list3202854718300907624" text:style-name="WWNum1">
        <text:list-item>
          <text:p text:style-name="P34"><text:span text:style-name="T2">Objetivo SMART 01: </text:span>Documento de Requisitos.</text:p>
        </text:list-item>
        <text:list-item>
          <text:p text:style-name="P34"><text:span text:style-name="T2">Objetivo SMART 02: Escopo da primeira versão do software.</text:span></text:p>
        </text:list-item>
        <text:list-item>
          <text:p text:style-name="P34"><text:span text:style-name="T2">Objetivo SMART 03: Reuniões para </text:span>Validação de Requisitos e Feedbacks de clientes.</text:p>
        </text:list-item>
        <text:list-item>
          <text:p text:style-name="P34"><text:span text:style-name="T2">Objetivo SMART 04: </text:span>Requisitos Futuros</text:p>
        </text:list-item>
      </text:list>
      <text:p text:style-name="P24"/>
      <text:list xml:id="list83715209101128" text:continue-list="list83714845814216" text:style-name="WWNum6">
        <text:list-item>
          <text:list>
            <text:list-item>
              <text:p text:style-name="P55"><text:bookmark text:name="_4d34og8"/><text:span text:style-name="T12">Requisitos</text:span></text:p>
            </text:list-item>
          </text:list>
        </text:list-item>
      </text:list>
      <text:p text:style-name="P27"/>
      <text:list xml:id="list5597501631804356371" text:style-name="WWNum2">
        <text:list-item>
          <text:p text:style-name="P39"><text:span text:style-name="T2">O usuário deve ser capaz de cadastrar livros para a troca.</text:span></text:p>
        </text:list-item>
        <text:list-item>
          <text:p text:style-name="P39"><text:span text:style-name="T2">O livro cadastrado pelo usuário deve conter uma descrição com o nome do livro, autor, editora, impressão, data de compra, estado de conservação e sinopse</text:span>.</text:p>
        </text:list-item>
        <text:list-item>
          <text:p text:style-name="P39">O sistema deverá, através do nome cadastrado ao livro, busca avaliações do mesmo em sites especializados.</text:p>
        </text:list-item>
        <text:list-item>
          <text:p text:style-name="P39"><text:span text:style-name="T2">O usuário deve ser capaz de procurar por livros disponíveis para troca em sua região.</text:span></text:p>
        </text:list-item>
        <text:list-item>
          <text:p text:style-name="P39"><text:span text:style-name="T2">O usuário deverá selecionar quais livros disponíveis em sua região são de seu interesse e quando esse interess</text:span>e<text:span text:style-name="T2"> for m</text:span>ú<text:span text:style-name="T2">tuo, entre os dois usuários dispostos a realizar a troca, uma página de chat deverá ficar disponível entre os dois usuários para que os mesmos </text:span>possam negociar <text:span text:style-name="T2">a troca do livro.</text:span></text:p>
        </text:list-item>
        <text:list-item>
          <text:p text:style-name="P39"><text:soft-page-break/><text:span text:style-name="T2">Após a troca realizada, o usuário deverá ser capaz de avaliar o processo de troca em uma escala de 1 a 5, sendo 1 “processo ruim, insatisfeito” e </text:span>5 <text:span text:style-name="T2">“processo bem executado, satisfeito”</text:span></text:p>
        </text:list-item>
        <text:list-item>
          <text:p text:style-name="P39">Na página em que os livros serão exibidos, o sistema deverá indicar links para lojas virtuais que vendam o livro em questão, caso o usuário sinta interesse em adquirir um exemplar novo.</text:p>
        </text:list-item>
      </text:list>
      <text:p text:style-name="P18"/>
      <text:p text:style-name="P18"/>
      <text:list xml:id="list83716609505913" text:continue-list="list83715209101128" text:style-name="WWNum6">
        <text:list-item>
          <text:p text:style-name="P53"><text:bookmark text:name="_upaxidw9c6rg"/><text:span text:style-name="T12">Who? Quem? Partes interessadas do projeto</text:span></text:p>
        </text:list-item>
      </text:list>
      <text:p text:style-name="P18"/>
      <text:list xml:id="list83716338469197" text:continue-numbering="true" text:style-name="WWNum6">
        <text:list-item>
          <text:list>
            <text:list-item>
              <text:p text:style-name="P56"><text:bookmark text:name="_b2ketunzl556"/><text:span text:style-name="T12">Partes Interessadas Externas</text:span></text:p>
            </text:list-item>
          </text:list>
        </text:list-item>
      </text:list>
      <text:p text:style-name="P25"><text:tab/>As partes interessadas externas consistem principalmente em usuários do serviço e em empresas atuantes no setor literário, como livrarias e sites especializados em avaliações. As livrarias são partes interessadas pois haverão links que redirecionarão o usuário às lojas virtuais, no caso do usuário optar por comprar um novo exemplar do livro ao invés de tentar obtê-lo através de troca. Os sites de avaliação serão partes interessadas pois o sistema buscará - neles - avaliações para cada exemplar literário cadastrado pelos usuários no sistema.</text:p>
      <text:p text:style-name="P25"/>
      <text:list xml:id="list83715021041055" text:continue-numbering="true" text:style-name="WWNum6">
        <text:list-item>
          <text:list>
            <text:list-item>
              <text:p text:style-name="P56"><text:bookmark text:name="_pxybgvoh1mbk"/><text:span text:style-name="T12">Partes Interessadas que Implementam Risco</text:span></text:p>
            </text:list-item>
          </text:list>
        </text:list-item>
      </text:list>
      <text:p text:style-name="P25"><text:tab/>O Sistema Sebo é um advento da tecnologia moderna e busca nos sistemas de informações um novo conceito em compartilhamento de produções textuais. Entretanto, a idéia de se trocar exemplares literários não é nova e centenas de estabelecimentos físicos com este mesmo intuito existem espalhados pelo país e portanto, são partes interessadas no projeto. Não é objetivo do Sistema Sebo a extinção deste serviço de forma física, mas sim o aprimoramento do processo de troca.</text:p>
      <text:p text:style-name="P24"/>
      <text:list xml:id="list83715168116908" text:continue-numbering="true" text:style-name="WWNum6">
        <text:list-item>
          <text:list>
            <text:list-item>
              <text:p text:style-name="P56"><text:bookmark text:name="_6w11ulyotvpi"/><text:span text:style-name="T12">Partes Interessadas Internas <text:s/>(equipe)</text:span></text:p>
            </text:list-item>
          </text:list>
        </text:list-item>
      </text:list>
      <text:p text:style-name="P25"><text:tab/>As partes interessadas internas ao projeto consistem na equipe de desenvolvimento do sistema (stakeholders). O produto a ser gerado é um conceito elaborado pelos stakeholders e a eles competem todas as funções descritas no processo formal, bem como a elaboração de toda a documentação pertinente ao produto.</text:p>
      <text:p text:style-name="P18"/>
      <text:p text:style-name="P18"/>
      <text:list xml:id="list83714759084449" text:continue-numbering="true" text:style-name="WWNum6">
        <text:list-item>
          <text:p text:style-name="P53"><text:bookmark text:name="_17dp8vu"/><text:span text:style-name="T12">Where? Onde?</text:span></text:p>
        </text:list-item>
      </text:list>
      <text:p text:style-name="P23">O processo de desenvolvimento do produto será executado de forma remota, adotando-se o modelo <text:s/>home office, onde cada stakeholder desenvolverá suas atividades em suas respectivas residências, sem a necessidade de uma base ou escritório compartilhado.</text:p>
      <text:p text:style-name="P18"/>
      <text:p text:style-name="P18"/>
      <text:list xml:id="list83716356511481" text:continue-numbering="true" text:style-name="WWNum6">
        <text:list-item>
          <text:p text:style-name="P53"><text:bookmark text:name="_mv23g88lr3e8"/><text:span text:style-name="T12">How? Como?</text:span></text:p>
        </text:list-item>
      </text:list>
      <text:p text:style-name="P18"><text:soft-page-break/></text:p>
      <text:list xml:id="list83715785157085" text:continue-numbering="true" text:style-name="WWNum6">
        <text:list-item>
          <text:list>
            <text:list-item>
              <text:p text:style-name="P55"><text:bookmark text:name="_26in1rg"/><text:span text:style-name="T12">Premissas</text:span></text:p>
            </text:list-item>
          </text:list>
        </text:list-item>
      </text:list>
      <text:p text:style-name="P40">P1: A equipe pode não estar disponível para reuniões semanais</text:p>
      <text:p text:style-name="P40">P2: Há a possibilidade de atraso nas entregas em detrimento de outros projetos</text:p>
      <text:p text:style-name="P41">P3: Cada baseline do projeto será gerada em até sete dias</text:p>
      <text:p text:style-name="P41">P4: Todos os stakeholders estarão disponíveis virtualmente para consulta a qualquer momento</text:p>
      <text:p text:style-name="P41">P5: O sistema será totalmente desenvolvido em até 12 meses</text:p>
      <text:p text:style-name="P41">P6: O orçamento não será extrapolado</text:p>
      <text:p text:style-name="P41">P7: Haverá a aceitação do Sistema Sebo por todas as parcelas de usuários esperados</text:p>
      <text:p text:style-name="P41"/>
      <text:list xml:id="list83716410018805" text:continue-numbering="true" text:style-name="WWNum6">
        <text:list-item>
          <text:list>
            <text:list-item>
              <text:p text:style-name="P55"><text:bookmark text:name="_p5bmvuyjhq7m"/><text:span text:style-name="T12">Estrutura Analítica do Projeto</text:span></text:p>
            </text:list-item>
          </text:list>
        </text:list-item>
      </text:list>
      <text:list xml:id="list6632049800738940225" text:style-name="WWNum7">
        <text:list-item>
          <text:p text:style-name="P42">Sistema Sebo</text:p>
          <text:list>
            <text:list-item>
              <text:p text:style-name="P43">Fase 1: Gerenciamento do Projeto</text:p>
              <text:list>
                <text:list-item>
                  <text:p text:style-name="P44">Gerenciamento de Integração</text:p>
                </text:list-item>
                <text:list-item>
                  <text:p text:style-name="P44">Gerenciamento de Qualidade</text:p>
                </text:list-item>
                <text:list-item>
                  <text:p text:style-name="P44">Gerenciamento de Aquisições</text:p>
                </text:list-item>
                <text:list-item>
                  <text:p text:style-name="P44">Gerenciamento de Escopo</text:p>
                </text:list-item>
                <text:list-item>
                  <text:p text:style-name="P44">Gerenciamento de Recursos Humanos</text:p>
                </text:list-item>
                <text:list-item>
                  <text:p text:style-name="P44">Gerenciamento de Partes Interessadas</text:p>
                </text:list-item>
                <text:list-item>
                  <text:p text:style-name="P44">Gerenciamento de Tempo</text:p>
                </text:list-item>
                <text:list-item>
                  <text:p text:style-name="P44">Gerenciamento das Comunicações</text:p>
                </text:list-item>
                <text:list-item>
                  <text:p text:style-name="P44"><text:soft-page-break/>Gerenciamento de Custos</text:p>
                </text:list-item>
                <text:list-item>
                  <text:p text:style-name="P44">Gerenciamento de Riscos</text:p>
                </text:list-item>
              </text:list>
            </text:list-item>
            <text:list-item>
              <text:p text:style-name="P43">Fase 2: Requisitos do Produto</text:p>
              <text:list>
                <text:list-item>
                  <text:p text:style-name="P44">Coleta de Requisitos</text:p>
                </text:list-item>
                <text:list-item>
                  <text:p text:style-name="P44">Análise de Requisitos</text:p>
                </text:list-item>
                <text:list-item>
                  <text:p text:style-name="P44">Elicitação de Requisitos</text:p>
                </text:list-item>
                <text:list-item>
                  <text:p text:style-name="P44">Documentação de Requisitos</text:p>
                </text:list-item>
              </text:list>
            </text:list-item>
            <text:list-item>
              <text:p text:style-name="P45">Fase 3: Projeto Detalhado</text:p>
              <text:list>
                <text:list-item>
                  <text:p text:style-name="P44">Projeto de Banco de Dados</text:p>
                </text:list-item>
                <text:list-item>
                  <text:p text:style-name="P44">Projeto de Interface</text:p>
                </text:list-item>
                <text:list-item>
                  <text:p text:style-name="P44">Modelagem das Relações dos Módulos</text:p>
                </text:list-item>
              </text:list>
            </text:list-item>
            <text:list-item>
              <text:p text:style-name="P43">Fase 4: Construção</text:p>
              <text:list>
                <text:list-item>
                  <text:p text:style-name="P44">Concepção</text:p>
                </text:list-item>
                <text:list-item>
                  <text:p text:style-name="P44">Especificação</text:p>
                </text:list-item>
                <text:list-item>
                  <text:p text:style-name="P44">Design das Interfaces</text:p>
                </text:list-item>
                <text:list-item>
                  <text:p text:style-name="P44">Prototipação</text:p>
                </text:list-item>
                <text:list-item>
                  <text:p text:style-name="P44">Codificação</text:p>
                </text:list-item>
                <text:list-item>
                  <text:p text:style-name="P44">Verificação</text:p>
                </text:list-item>
              </text:list>
            </text:list-item>
            <text:list-item>
              <text:p text:style-name="P43">fase 5: Integração e Testes</text:p>
              <text:list>
                <text:list-item>
                  <text:p text:style-name="P44">Junção dos Módulos</text:p>
                </text:list-item>
                <text:list-item>
                  <text:p text:style-name="P44">Realização dos testes</text:p>
                </text:list-item>
              </text:list>
            </text:list-item>
          </text:list>
        </text:list-item>
      </text:list>
      <text:p text:style-name="P24"><text:soft-page-break/></text:p>
      <text:p text:style-name="P24">O diagrama WBS referente à essa estrutura analítica pode ser consultado em: </text:p>
      <text:p text:style-name="P24"><text:a xlink:type="simple" xlink:href="https://raw.githubusercontent.com/Rhenanrk/gps_sebo/master/Docs/Diagrama%20WPS/thumbnail_WBSSebo(image).jpg" text:style-name="Internet_20_link" text:visited-style-name="Visited_20_Internet_20_Link"><text:span text:style-name="T16">https://raw.githubusercontent.com/Rhenanrk/gps_sebo/master/Docs/Diagrama%20WPS/thumbnail_WBSSebo(image).jpg</text:span></text:a></text:p>
      <text:p text:style-name="P24"/>
      <text:list xml:id="list83714772247143" text:continue-list="list83716410018805" text:style-name="WWNum6">
        <text:list-item>
          <text:list>
            <text:list-item>
              <text:p text:style-name="P55"><text:bookmark text:name="_35nkun2"/><text:span text:style-name="T12">Restrições</text:span></text:p>
            </text:list-item>
          </text:list>
        </text:list-item>
      </text:list>
      <text:p text:style-name="P31">RE1: O sistema deve ser desenvolvido em Java</text:p>
      <text:p text:style-name="P31">RE2: A carga horária máxima de trabalho de cada stakeholder é de 10 horas diárias</text:p>
      <text:p text:style-name="P31">RE3: Cada baseline não deverá abranger um período superior a 10 dias</text:p>
      <text:p text:style-name="P31">RE4: Toda a documentação gerada deverá ser hospedada em um repositório online e disponível a todos os colaboradores</text:p>
      <text:p text:style-name="P31">RE5: O prazo máximo para a conclusão do projeto é de 12 meses, a partir da data de validação deste documento</text:p>
      <text:p text:style-name="P31">RE6: O sistema de banco de dados deverá ser baseado em SQL</text:p>
      <text:p text:style-name="P31"/>
      <text:list xml:id="list83715794456440" text:continue-numbering="true" text:style-name="WWNum6">
        <text:list-item>
          <text:list>
            <text:list-item>
              <text:p text:style-name="P55"><text:bookmark text:name="_1ksv4uv"/><text:span text:style-name="T12">Riscos</text:span></text:p>
            </text:list-item>
          </text:list>
        </text:list-item>
      </text:list>
      <text:p text:style-name="P30">RI1: A equipe pode não estar disponível para nenhuma reunião presencial</text:p>
      <text:p text:style-name="P30">RI2: Membros da equipe de desenvolvimento poder ser excluídos do projeto</text:p>
      <text:p text:style-name="P30">RI3: Poderá haver a não aceitação do Sistema Sebo por usuários mais velhos e resistentes</text:p>
      <text:p text:style-name="P30">RI4: O prazo de desenvolvimento pode ser extrapolado</text:p>
      <text:p text:style-name="P30">RI5: Pode ser necessária a utilização de linguagens de programação diferentes da definida anteriormente (Java) em detrimento de algum paradigma computacional</text:p>
      <text:p text:style-name="P30">RI6: Pode não ser possível o relacionamento do Sistema Sebo com partes interessadas externas - livrarias e sites de avaliação - nesse caso, o escopo deverá ser alterado</text:p>
      <text:p text:style-name="P18"/>
      <text:p text:style-name="P18"/>
      <text:list xml:id="list83714940070528" text:continue-numbering="true" text:style-name="WWNum6">
        <text:list-item>
          <text:p text:style-name="P53"><text:bookmark text:name="_44sinio"/><text:soft-page-break/><text:span text:style-name="T12">When? Quando? Linha do Tempo</text:span></text:p>
        </text:list-item>
      </text:list>
      <text:p text:style-name="P23">Os principais marcos do projeto, isto é, pontos de passagem entre uma etapa e outra do desenvolvimento do Sistema Sebo, <text:s/>estão estreitamente relacionados com as fases descritas anteriormente na EAP. Cada fase possui uma data de início e fim previstas (prazos) e, neste intervalo, os documentos e atividades de projetos deverão ser realizados, entregues e apresentados.</text:p>
      <text:p text:style-name="P23">Os prazos previstos para cada marco, a partir da validação deste documento, são:</text:p>
      <text:list xml:id="list9104816357001350085" text:style-name="WWNum4">
        <text:list-item>
          <text:p text:style-name="P35">Fase 1: Gerenciamento do Projeto</text:p>
          <text:list>
            <text:list-item>
              <text:p text:style-name="P46">60 dias</text:p>
            </text:list-item>
          </text:list>
        </text:list-item>
        <text:list-item>
          <text:p text:style-name="P35">Fase 2: Requisitos do Produto</text:p>
          <text:list>
            <text:list-item>
              <text:p text:style-name="P46">90 dias</text:p>
            </text:list-item>
          </text:list>
        </text:list-item>
        <text:list-item>
          <text:p text:style-name="P36">Fase 3: Projeto Detalhado</text:p>
          <text:list>
            <text:list-item>
              <text:p text:style-name="P47">30 dias</text:p>
            </text:list-item>
          </text:list>
        </text:list-item>
        <text:list-item>
          <text:p text:style-name="P36">Fase 4: Construção</text:p>
          <text:list>
            <text:list-item>
              <text:p text:style-name="P47">120 dias</text:p>
            </text:list-item>
          </text:list>
        </text:list-item>
        <text:list-item>
          <text:p text:style-name="P36">Integração e teste</text:p>
          <text:list>
            <text:list-item>
              <text:p text:style-name="P47">60 dias</text:p>
            </text:list-item>
          </text:list>
        </text:list-item>
      </text:list>
      <text:p text:style-name="P28"/>
      <text:p text:style-name="P18"/>
      <text:list xml:id="list83716477872956" text:continue-list="list83714940070528" text:style-name="WWNum6">
        <text:list-item>
          <text:p text:style-name="P53"><text:bookmark text:name="_2jxsxqh"/><text:span text:style-name="T12">How Much? Quanto? Custos</text:span></text:p>
        </text:list-item>
      </text:list>
      <text:p text:style-name="P23">O Sistema Sebo é um projeto idealizado e desenvolvido pelos próprios stakeholders. sendo assim, os custos são flexíveis à medida das necessidades e da possibilidade de aportes <text:s/>de investimentos. Entretanto, uma estimativa de custo para cada marco do projeto (fase) é apresentada a seguir e - durante o desenvolvimento - seus valores, de preferência, não devem ser extrapolados, garantindo assim a viabilidade de sua implantação e a competitividade do sistema no mercado.</text:p>
      <text:p text:style-name="P6"/>
      <text:list xml:id="list7038863862935549382" text:style-name="WWNum3">
        <text:list-item>
          <text:p text:style-name="P38">Fase 1: Gerenciamento do Projeto</text:p>
          <text:list>
            <text:list-item>
              <text:p text:style-name="P49">R$ 10.000,00</text:p>
            </text:list-item>
          </text:list>
        </text:list-item>
        <text:list-item>
          <text:p text:style-name="P38">Fase 2: Requisitos do Produto</text:p>
          <text:list>
            <text:list-item>
              <text:p text:style-name="P49"><text:soft-page-break/>R$ 25.000,00</text:p>
            </text:list-item>
          </text:list>
        </text:list-item>
        <text:list-item>
          <text:p text:style-name="P37">Fase 3: Projeto Detalhado</text:p>
          <text:list>
            <text:list-item>
              <text:p text:style-name="P48">R$ 15.000,00</text:p>
            </text:list-item>
          </text:list>
        </text:list-item>
        <text:list-item>
          <text:p text:style-name="P37">Fase 4: Construção</text:p>
          <text:list>
            <text:list-item>
              <text:p text:style-name="P48">R$ 85.000,00</text:p>
            </text:list-item>
          </text:list>
        </text:list-item>
        <text:list-item>
          <text:p text:style-name="P37">Integração e teste</text:p>
          <text:list>
            <text:list-item>
              <text:p text:style-name="P48">R$ 15.000,00</text:p>
            </text:list-item>
          </text:list>
        </text:list-item>
      </text:list>
      <text:p text:style-name="P26">----------------------------------------------------------------------------------</text:p>
      <text:p text:style-name="P26">Custo total previsto: R$ 150.000,00</text:p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83716063685863" text:continue-list="list83716477872956" text:style-name="WWNum6">
        <text:list-item>
          <text:p text:style-name="P54"><text:bookmark text:name="_2datrqb84pev"/><text:span text:style-name="T12">Aprovação</text:span></text:p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3" office:value-type="string">
            <text:p text:style-name="P19"><text:span text:style-name="T17">Aprovações</text:span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9"><text:span text:style-name="T17">Participante</text:span></text:p>
          </table:table-cell>
          <table:table-cell table:style-name="Table2.A1" office:value-type="string">
            <text:p text:style-name="P19"><text:span text:style-name="T17">Assinatura</text:span></text:p>
          </table:table-cell>
          <table:table-cell table:style-name="Table2.A1" office:value-type="string">
            <text:p text:style-name="P19"><text:span text:style-name="T17">Data</text:span></text:p>
          </table:table-cell>
        </table:table-row>
        <table:table-row table:style-name="Table2.3">
          <table:table-cell table:style-name="Table2.A3" office:value-type="string">
            <text:p text:style-name="P4"><text:span text:style-name="T2">Patrocinador do Projeto</text:span>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</table:table-row>
        <table:table-row table:style-name="Table2.3">
          <table:table-cell table:style-name="Table2.A3" office:value-type="string">
            <text:p text:style-name="P4"><text:span text:style-name="T2">Gerente do Projeto</text:span>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</table:table-row>
      </table:table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0835in" fo:margin-bottom="0in" loext:contextual-spacing="false" fo:line-height="100%" fo:text-align="start" style:justify-single-word="false" fo:keep-together="always" fo:orphans="2" fo:widows="2" fo:text-indent="-0.3in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in" fo:margin-right="0in" fo:margin-top="0.028in" fo:margin-bottom="0in" loext:contextual-spacing="false" fo:line-height="100%" fo:text-align="start" style:justify-single-word="false" fo:keep-together="always" fo:orphans="2" fo:widows="2" fo:text-indent="-0.3in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3in" fo:margin-right="0in" fo:margin-top="0.0835in" fo:margin-bottom="0in" loext:contextual-spacing="false" fo:line-height="100%" fo:text-align="start" style:justify-single-word="false" fo:keep-together="always" fo:orphans="2" fo:widows="2" fo:text-indent="-0.3in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3in" fo:margin-right="0in" fo:margin-top="0.028in" fo:margin-bottom="0in" loext:contextual-spacing="false" fo:line-height="100%" fo:text-align="start" style:justify-single-word="false" fo:keep-together="always" fo:orphans="2" fo:widows="2" fo:text-indent="-0.3in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normal" style:font-name-asian="Cambria1" style:font-family-asian="Cambria" style:font-family-generic-asian="system" style:font-pitch-asian="variable" style:font-size-asian="11pt" style:font-style-asian="italic" style:font-weight-asian="normal" style:font-name-complex="Cambria1" style:font-family-complex="Cambria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3in" fo:margin-right="0in" fo:margin-top="0.028in" fo:margin-bottom="0in" loext:contextual-spacing="false" fo:line-height="100%" fo:text-align="start" style:justify-single-word="false" fo:keep-together="always" fo:orphans="2" fo:widows="2" fo:text-indent="-0.3in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3in" fo:margin-right="0in" fo:margin-top="0.028in" fo:margin-bottom="0in" loext:contextual-spacing="false" fo:line-height="100%" fo:text-align="start" style:justify-single-word="false" fo:keep-together="always" fo:orphans="2" fo:widows="2" fo:text-indent="-0.3in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1f497d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normal" style:font-name-asian="Cambria1" style:font-family-asian="Cambria" style:font-family-generic-asian="system" style:font-pitch-asian="variable" style:font-size-asian="14pt" style:font-style-asian="normal" style:font-weight-asian="normal" style:font-name-complex="Cambria1" style:font-family-complex="Cambria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25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0.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0.75in" fo:margin-left="1.2in"/>
        </style:list-level-properties>
      </text:list-level-style-number>
      <text:list-level-style-number text:level="5" style:num-suffix="." style:num-format="1" text:start-value="13" text:display-levels="5">
        <style:list-level-properties text:list-level-position-and-space-mode="label-alignment">
          <style:list-level-label-alignment text:label-followed-by="listtab" fo:text-indent="1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1.2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1.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1.7492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5.8667in" fo:margin-top="0in" fo:margin-bottom="0in" table:align="center" style:writing-mode="lr-tb"/>
    </style:style>
    <style:style style:name="Table3.A" style:family="table-column">
      <style:table-column-properties style:column-width="4.509in"/>
    </style:style>
    <style:style style:name="Table3.B" style:family="table-column">
      <style:table-column-properties style:column-width="1.3569in"/>
    </style:style>
    <style:style style:name="Table3.1" style:family="table-row">
      <style:table-row-properties style:min-row-height="0.5556in" fo:keep-together="auto"/>
    </style:style>
    <style:style style:name="Table3.A1" style:family="table-cell">
      <style:table-cell-properties style:vertical-align="middle" fo:background-color="#ffffff" fo:padding-left="0.0681in" fo:padding-right="0.075in" fo:padding-top="0in" fo:padding-bottom="0in" fo:border="0.5pt solid #00000a" style:writing-mode="lr-tb">
        <style:background-image/>
      </style:table-cell-properties>
    </style:style>
    <style:style style:name="Table3.2" style:family="table-row">
      <style:table-row-properties style:min-row-height="0.4444in" fo:keep-together="auto"/>
    </style:style>
    <style:style style:name="Table4" style:family="table">
      <style:table-properties style:width="6.0833in" fo:margin-top="0in" fo:margin-bottom="0in" table:align="center" style:writing-mode="lr-tb"/>
    </style:style>
    <style:style style:name="Table4.A" style:family="table-column">
      <style:table-column-properties style:column-width="3.1042in"/>
    </style:style>
    <style:style style:name="Table4.B" style:family="table-column">
      <style:table-column-properties style:column-width="2.978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00000a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MP2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MP3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5" style:family="paragraph" style:parent-style-name="Standard">
      <style:paragraph-properties fo:margin-top="0in" fo:margin-bottom="0in" loext:contextual-spacing="false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8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9" style:family="paragraph" style:parent-style-name="Standard">
      <style:paragraph-properties fo:margin-left="0in" fo:margin-right="0in" fo:margin-top="0.0835in" fo:margin-bottom="0.0835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0" style:family="paragraph" style:parent-style-name="Standard">
      <style:paragraph-properties fo:margin-top="0in" fo:margin-bottom="0.1665in" loext:contextual-spacing="false" fo:line-height="100%" fo:text-align="start" style:justify-single-word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11" style:family="paragraph" style:parent-style-name="Standard">
      <style:paragraph-properties fo:margin-left="0in" fo:margin-right="0in" fo:margin-top="0.0835in" fo:margin-bottom="0.0835in" loext:contextual-spacing="false" fo:line-height="100%" fo:text-align="end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2" style:family="paragraph" style:parent-style-name="Standard">
      <style:paragraph-properties fo:margin-left="0in" fo:margin-right="0in" fo:margin-top="0in" fo:margin-bottom="0.4917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244061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.1811in" fo:margin-right="1.1811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TERMO DE ABERTURA DO PROJETO</text:p>
            </table:table-cell>
            <table:table-cell table:style-name="Table3.A1" table:number-rows-spanned="2" office:value-type="string">
              <text:p text:style-name="MP3"><draw:frame draw:style-name="Mfr1" draw:name="image2.png" text:anchor-type="as-char" svg:width="1.1772in" svg:height="0.8854in" draw:z-index="13"><draw:image xlink:href="Pictures/100002010000007100000055C069E5E26BE4D32A.png" xlink:type="simple" xlink:show="embed" xlink:actuate="onLoad"/><svg:desc>images.png</svg:desc></draw:frame></text:p>
            </table:table-cell>
          </table:table-row>
          <table:table-row table:style-name="Table3.2">
            <table:table-cell table:style-name="Table3.A1" office:value-type="string">
              <text:p text:style-name="MP4"><text:span text:style-name="MT1">SEBO - TROCA DE LIVROS INTELI</text:span>GENTE </text:p>
            </table:table-cell>
            <table:covered-table-cell/>
          </table:table-row>
        </table:table>
        <text:p text:style-name="MP6"/>
      </style:header>
      <style:footer>
        <text:p text:style-name="MP7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8">Termo de abertura do Projeto</text:p>
            </table:table-cell>
            <table:table-cell table:style-name="Table4.A1" office:value-type="string">
              <text:p text:style-name="MP9"><text:span text:style-name="MT2">Página </text:span><text:span text:style-name="MT2"><text:page-number text:select-page="current">14</text:page-number></text:span><text:span text:style-name="MT2"> de </text:span><text:span text:style-name="MT2"><text:page-count>14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10">SEBO - TROCA DE LIVROS INTELIGENTE </text:p>
            </table:table-cell>
            <table:table-cell table:style-name="Table4.A2" office:value-type="string">
              <text:p text:style-name="MP11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4" meta:paragraph-count="166" meta:word-count="1536" meta:character-count="9726" meta:non-whitespace-character-count="8430"/>
    <meta:generator>LibreOfficeDev/5.1.0.3$Linux_X86_64 LibreOffice_project/</meta:generator>
  </office:meta>
</office:document-meta>
</file>